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128cm"/>
    </style:style>
    <style:style style:name="co2" style:family="table-column">
      <style:table-column-properties fo:break-before="auto" style:column-width="26.444cm"/>
    </style:style>
    <style:style style:name="co3" style:family="table-column">
      <style:table-column-properties fo:break-before="auto" style:column-width="5.913cm"/>
    </style:style>
    <style:style style:name="co4" style:family="table-column">
      <style:table-column-properties fo:break-before="auto" style:column-width="2.256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654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(Body)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1" table:default-cell-style-name="Default"/>
        <table:table-row table:style-name="ro1">
          <table:table-cell/>
          <table:table-cell table:style-name="ce3" office:value-type="string" calcext:value-type="string">
            <text:p>Questions by Love Babbar:</text:p>
          </table:table-cell>
          <table:table-cell table:number-columns-repeated="62"/>
        </table:table-row>
        <table:table-row table:style-name="ro2">
          <table:table-cell/>
          <table:table-cell table:style-name="ce4" office:value-type="string" calcext:value-type="string">
            <text:p><text:a xlink:href="https://www.youtube.com/channel/UCQHLxxBFrbfdrk1jF0moTpw" xlink:type="simple">Youtube Channel: https://www.youtube.com/channel/UCQHLxxBFrbfdrk1jF0moTpw </text:a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3">
          <table:table-cell table:style-name="ce1" office:value-type="string" calcext:value-type="string">
            <text:p>Topic:</text:p>
          </table:table-cell>
          <table:table-cell table:style-name="ce1" office:value-type="string" calcext:value-type="string">
            <text:p>Problem: </text:p>
          </table:table-cell>
          <table:table-cell table:style-name="ce8" office:value-type="string" calcext:value-type="string">
            <text:p>Done [yes or no] </text:p>
          </table:table-cell>
          <table:table-cell table:number-columns-repeated="61"/>
        </table:table-row>
        <table:table-row table:style-name="ro2">
          <table:table-cell table:number-columns-repeated="2"/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and-minimum-in-an-array/" xlink:type="simple">Find the maximum and minimum element in an array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th-smallest-element/0" xlink:type="simple">Find the "Kth" max and min element of an array 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ort-an-array-of-0s-1s-and-2s/0" xlink:type="simple">Given an array which consists of only 0, 1 and 2. Sort the array without using any sorting algo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ove-negative-numbers-beginning-positive-end-constant-extra-space/" xlink:type="simple">Move all the negative elements to one side of the array 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union-of-two-arrays/0" xlink:type="simple">Find the Union and Intersection of the two sorted array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yclically-rotate-an-array-by-one/0" xlink:type="simple">Write a program to cyclically rotate an array by one.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find Largest sum contiguous Subarray [V. IMP]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ize-the-heights3351/1" xlink:type="simple">Minimise the maximum difference between heights [V.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o. of Jumps to reach end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find-the-duplicate-number/" xlink:type="simple">find duplicate in an array of N+1 Integ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 without using Extra spa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Kadane's Algo [V.V.V.V.V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merge-intervals/" xlink:type="simple">Merge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inversion-of-array/0" xlink:type="simple">Count Inve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unt-pairs-with-given-sum5022/1" xlink:type="simple">find all pairs on integer array whose sum is equal to give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mmon-elements1132/1" xlink:type="simple">find common elements In 3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rearrange-array-alternating-positive-negative-items-o1-extra-space/" xlink:type="simple">Rearrange the array in alternating positive and negative items with O(1) extra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ubarray-with-0-sum/0" xlink:type="simple">Find if there is any subarray with sum equal to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actorials-of-large-numbers/0" xlink:type="simple">Find factorial of a large number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aximum-product-subarray3604/1" xlink:type="simple">find maximum product subarray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longest-consecutive-subsequence/0" xlink:type="simple">Find longest coinsecutive subsequenc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given-an-array-of-of-size-n-finds-all-the-elements-that-appear-more-than-nk-times/" xlink:type="simple">Given an array of size n and a number k, fin all elements that appear more than " n/k " tim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most twi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array-subset-of-another-array/0" xlink:type="simple">Find whether an array is a subset of anoth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iplet-sum-in-array/0" xlink:type="simple">Find the triplet that sum to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apping-rain-water/0" xlink:type="simple">Trapping Rain wat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mallest-subarray-with-sum-greater-than-x/0" xlink:type="simple">Smallest Subarray with sum great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hree-way-partitioning/1" xlink:type="simple">Three way partitioning of an array around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swaps-required-to-bring-all-elements-less-than-or-equal-to-k-together/0" xlink:type="simple">Minimum swaps required bring elements less equal K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palindromic-array/0" xlink:type="simple">Minimum no. of operations required to make an array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ind-the-median0527/1" xlink:type="simple">Median of 2 sorted arrays of equal siz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edian-of-two-sorted-arrays-of-different-sizes/" xlink:type="simple">Median of 2 sorted arrays of different siz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3">
          <table:table-cell/>
          <table:table-cell table:style-name="ce6"/>
          <table:table-cell table:number-columns-repeated="62"/>
        </table:table-row>
        <table:table-row table:style-name="ro3">
          <table:table-cell table:style-name="ce2"/>
          <table:table-cell table:style-name="ce6"/>
          <table:table-cell table:number-columns-repeated="62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pirally-traversing-a-matrix/0" xlink:type="simple">Spiral traversal on a Matrix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leetcode.com/problems/search-a-2d-matrix/" xlink:type="simple">Search an element in a matriix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edian-in-a-row-wise-sorted-matrix1527/1" xlink:type="simple">Find median in a row wise sorted matrix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row-with-max-1s0023/1" xlink:type="simple">Find row with maximum no. of 1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orted-matrix/0" xlink:type="simple">Print elements in sorted order using row-col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ax-rectangle/1" xlink:type="simple">Maximum size rectang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find-a-specific-pair-in-matrix/" xlink:type="simple">Find a specific pair i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rotate-a-matrix-by-90-degree-in-clockwise-direction-without-using-any-extra-space/" xlink:type="simple">Rotate matrix by 90 degre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kth-element-in-matrix/1" xlink:type="simple">Kth smallest element in a row-cp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common-elements-in-all-rows-of-a-given-matrix/" xlink:type="simple">Common elements in all rows of a give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reverse-string/" xlink:type="simple">Reverse a String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lindrome-string0817/1" xlink:type="simple">Check whether a String is Palindrome or not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all-the-duplicates-in-the-input-string/" xlink:type="simple">Find Duplicate characters in a string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Why strings are immutable in Java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a-program-to-check-if-strings-are-rotations-of-each-other/" xlink:type="simple">Write a Code to check whether one string is a rotation of another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programiz.com/java-programming/examples/check-valid-shuffle-of-strings" xlink:type="simple">Write a Program to check whether a string is a valid shuffle of two strings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count-and-say/" xlink:type="simple">Count and Sa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alindrome-in-a-string/0" xlink:type="simple">Write a program to find the longest Palindrome in a string.[ Longest palindromic Substring]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Find Longest Recurring Subsequence in String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subsequences-string/" xlink:type="simple">Print all Subsequences of a string.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the permutations of the given string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 [VERY IMP]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next-permutation/0" xlink:type="simple">Find next greater number with same set of digits. [Very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renthesis-checker/0" xlink:type="simple">Balanced Parenthesis problem.[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[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abin-karp-algorithm-for-pattern-searching/" xlink:type="simple">Rabin Karp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refix-suffix2527/1" xlink:type="simple">KMP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convert-sentence-equivalent-mobile-numeric-keypad-sequence/" xlink:type="simple">Convert a Sentence into its equivalent mobile numeric keypad sequen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the-reversals/0" xlink:type="simple">Minimum number of bracket reversals needed to make an expression balanced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ind-count-number-given-string-present-2d-character-array/" xlink:type="simple">Count of number of given string in 2D charact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find-the-string-in-grid/0" xlink:type="simple">Search a Word in a 2D Grid of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boyer-moore-algorithm-for-pattern-searching/" xlink:type="simple">Boyer Moore Algorithm for Pattern Search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oman-number-to-integer/0" xlink:type="simple">Converting Roman Numerals to Decim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econd-most-repeated-string-in-a-sequence/0" xlink:type="simple">Find the first repeated word i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imum-swaps-for-bracket-balancing/0" xlink:type="simple">Minimum number of swaps for bracket balanc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Find the longest common subsequence between two string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ogram-generate-possible-valid-ip-addresses-given-string/" xlink:type="simple">Program to generate all possible valid IP addresses from given 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distant-window/0" xlink:type="simple">Write a program tofind the smallest window that contains all characters of string itself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minimum-characters-added-front-make-string-palindrome/" xlink:type="simple">Minimum characters to be added at front to make string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window-in-a-string-containing-all-the-characters-of-another-string/0" xlink:type="simple">Find the smallest window in a string containing all characters of another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nsecutive-elements/0" xlink:type="simple">Recursively remove all adjacent duplicat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ildcard-string-matching/0" xlink:type="simple">String matching where one string contains wildcard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unction-to-find-number-of-customers-who-could-not-get-a-computer/" xlink:type="simple">Function to find Number of customers who could not get a compu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isomorphic-strings/0" xlink:type="simple">Check if two given strings are isomorphic to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ecursively-print-all-sentences-that-can-be-formed-from-list-of-word-lists/" xlink:type="simple">Recursively print all sentences that can be formed from list of word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rst-and-last-occurrences-of-x/0" xlink:type="simple">Find first and last positions of an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value-equal-to-index-value1330/1" xlink:type="simple">Find a Fixed Point (Value equal to index) in a give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leetcode.com/problems/search-in-rotated-sorted-array/" xlink:type="simple">Search in a rotated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squares3649/1" xlink:type="simple">square root of an integ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ddle-of-three2926/1" xlink:type="simple">Maximum and minimum of an array using minimum number of comparis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 xlink:type="simple">Optimum location of point to minimize total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missing-and-repeating2512/1" xlink:type="simple">Find the repeating and the miss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ajority-element/0" xlink:type="simple">find majority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pair-given-difference/0" xlink:type="simple">find a pair with a given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all-four-sum-numbers/0" xlink:type="simple">find four elements that sum to a given valu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tickler-theif/0" xlink:type="simple">maximum sum such that no 2 elements are adjac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triplets-with-sum-smaller-than-x5549/1" xlink:type="simple">Count triplet with sum small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zero-sum-subarrays/0" xlink:type="simple">print all subarrays with 0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product-array-puzzle/0" xlink:type="simple">Product array Puzz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ort-by-set-bit-count/0" xlink:type="simple">Sort array according to count of set b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nimum-swaps/1" xlink:type="simple">minimum no. of swaps required to sort the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bishu-and-soldiers/" xlink:type="simple">Bishu and Sold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rasta-and-kheshtak/" xlink:type="simple">Rasta and Kheshta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kth-smallest-number-again-2/" xlink:type="simple">Kth smallest number ag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://theoryofprogramming.com/2017/12/16/find-pivot-element-sorted-rotated-array/" xlink:type="simple">Find pivot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k-th-element-of-two-sorted-array/0" xlink:type="simple">K-th Element of Two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GGRCOW/" xlink:type="simple">Aggressive cow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Book Alloc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EKO/" xlink:type="simple">EKOSPOJ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weighted-job-scheduling-log-n-time/" xlink:type="simple">Job Scheduling Algo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rithmetic-number/0" xlink:type="simple">Missing Number in 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mallest-factorial-number5929/1" xlink:type="simple">Smallest number with atleastn trailing zeroes infactori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Painters Partition Problem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PRATA/" xlink:type="simple">ROTI-Prata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NARC05B/" xlink:type="simple">DoubleHelix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SUBSUMS/" xlink:type="simple">Subset Sums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inversion-of-array/0" xlink:type="simple">Findthe inversion cou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in-place-merge-sort/" xlink:type="simple">Implement Merge-sort in-pl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baeldung.com/java-sorting-arrays-with-repeated-entries" xlink:type="simple">Partitioning and Sorting Arrays with Many Repeated Entr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a-linked-list/" xlink:type="simple">Write a Program to reverse the Linked List. (Both Iterative and recursive)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linked-list-in-groups-of-given-size/1" xlink:type="simple">Reverse a Linked List in group of Given Size.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tect-loop-in-linked-list/1" xlink:type="simple">Write a program to Detect loop in a linked list.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loop-in-linked-list/1" xlink:type="simple">Write a program to Delete loop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first-node-of-loop-in-a-linked-list/" xlink:type="simple">Find the starting point of the loop.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-element-from-sorted-linked-list/1" xlink:type="simple">Remove Duplicates in a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s-from-an-unsorted-linked-list/1" xlink:type="simple">Remove Duplicates in a Un-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move-last-element-to-front-of-a-given-linked-list/" xlink:type="simple">Write a Program to Move the last element to Front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1-to-a-number-represented-as-linked-list/1" xlink:type="simple">Add “1” to a number represented as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two-numbers-represented-by-linked-lists/1" xlink:type="simple">Add two numbers represented by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of-two-sorted-linked-lists/1" xlink:type="simple">Intersection of two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point-in-y-shapped-linked-lists/1" xlink:type="simple">Intersection Point of two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ort-a-linked-list/1" xlink:type="simple">Merge 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quick-sort-on-linked-list/1" xlink:type="simple">Quick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leetcode.com/problems/middle-of-the-linked-list/" xlink:type="simple">Find the middle Element of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ircular-linked-list/1" xlink:type="simple">Check if a linked list is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plit-a-circular-linked-list-into-two-halves/1" xlink:type="simple">Split a Circular linked list into two halv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heck-if-linked-list-is-pallindrome/1" xlink:type="simple">Write a Program to check whether the Singly Linked list is a palindrome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deletion-circular-linked-list/" xlink:type="simple">Deletion from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doubly-linked-list/1" xlink:type="simple">Reverse a Doubly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pairs-given-sum-doubly-linked-list/" xlink:type="simple">Find pairs with a given sum in a DLL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count-triplets-sorted-doubly-linked-list-whose-sum-equal-given-value-x/" xlink:type="simple">Count triplets in a sorted DLL whose sum is equal to given value “X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sort-k-sorted-doubly-linked-list/" xlink:type="simple">Sort a “k”sorted Doubly Linked list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otate-doubly-linked-list-n-nodes/" xlink:type="simple">Rotate DoublyLinked list by N nod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doubly-linked-list-groups-given-size/" xlink:type="simple">Rotate a Doubly Linked list in group of Given Size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Can we reverse a linked list in less than O(n) 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Why Quicksort is preferred for. Arrays and Merge Sort for LinkedLists 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lattening-a-linked-list/1" xlink:type="simple">Flatte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given-a-linked-list-of-0s-1s-and-2s-sort-it/1" xlink:type="simple">Sort a LL of 0's, 1's and 2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lone-a-linked-list-with-next-and-random-pointer/1" xlink:type="simple">Clone a linked list with next and random poin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K sorted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ultiply-two-linked-lists/1" xlink:type="simple">Multiply 2 no. represented by L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lete-nodes-having-greater-value-on-right/1" xlink:type="simple">Delete nodes which have a greater value on right sid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egregate-even-and-odd-nodes-in-a-linked-list/0" xlink:type="simple">Segregate even and odd nodes i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nth-node-from-end-of-linked-list/1" xlink:type="simple">Program for n’th node from the end of a Linked List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Find the first non-repeating character from a stream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vel-order-traversal/1" xlink:type="simple">level order traversal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height-of-binary-tree/1" xlink:type="simple">Height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iameter-of-binary-tree/1" xlink:type="simple">Diamete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reate-a-mirror-tree-from-the-given-binary-tree/" xlink:type="simple">Mirro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inorder-tree-traversal-iterative-recursive/" xlink:type="simple">In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reorder-tree-traversal-iterative-recursive/" xlink:type="simple">Pre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ostorder-tree-traversal-iterative-recursive/" xlink:type="simple">Postorder Traversal of a tree both using recursion and Iteration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ft-view-of-binary-tree/1" xlink:type="simple">Left View of a tre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ight-view-of-binary-tree/1" xlink:type="simple">Right View of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op-view-of-binary-tree/1" xlink:type="simple">Top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ttom-view-of-binary-tree/1" xlink:type="simple">Bottom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zigzag-tree-traversal/1" xlink:type="simple">Zig-Zag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for-balanced-tree/1" xlink:type="simple">Check if a tree is balance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diagonal-traversal-of-binary-tree/" xlink:type="simple">Diagnol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undary-traversal-of-binary-tree/1" xlink:type="simple">Boundary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onstruct-binary-tree-string-bracket-representation/" xlink:type="simple">Construct Binary Tree from String with Bracket Represen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inary-tree-to-dll/1" xlink:type="simple">Convert Binary tree into Doubly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ransform-to-sum-tree/1" xlink:type="simple">Convert Binary tree into Sum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onstruct-tree-1/1" xlink:type="simple">Construct Binary tree from Inorder and preorder traversal</text:a></text:p>
          </table:table-cell>
          <table:table-cell table:style-name="ce9" office:value-type="string" calcext:value-type="string">
            <text:p>To Do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Find minimum swaps required to convert a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tree/1" xlink:type="simple">Check if Binary tree is Sum tre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af-at-same-level/1" xlink:type="simple">Check if all leaf nodes are at same level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-in-binary-tree/1" xlink:type="simple">Check if a Binary Tree contains duplicate subtrees of size 2 or mor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mirror-in-n-ary-tree/0" xlink:type="simple">Check if 2 trees are mirror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of-the-longest-bloodline-of-a-tree/1" xlink:type="simple">Sum of Nodes on the Longest path from root to leaf node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heck-given-graph-tree/#:~:text=Since%20the%20graph%20is%20undirected,graph%20is%20connected%2C%20otherwise%20not." xlink:type="simple">Check if given graph is tree or not. 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find-largest-subtree-sum-tree/" xlink:type="simple">Find Largest subtree sum in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aximum-sum-nodes-binary-tree-no-two-adjacent/" xlink:type="simple">Maximum Sum of nodes in Binary tree such that no two are adjacen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print-k-sum-paths-binary-tree/" xlink:type="simple">Print all "K" Sum path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owest-common-ancestor-in-a-binary-tree/1" xlink:type="simple">Find LCA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min-distance-between-two-given-nodes-of-a-binary-tree/1" xlink:type="simple">Find distance between 2 node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kth-ancestor-node-binary-tree-set-2/" xlink:type="simple">Kth Ancestor of node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s/1" xlink:type="simple">Find all Duplicate subtrees in a Binary tre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if-tree-is-isomorphic/1" xlink:type="simple">Tree Isomorphis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binary-search-tree-set-1-search-and-insertion/" xlink:type="simple">Fina a value in a BST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leetcode.com/problems/delete-node-in-a-bst/" xlink:type="simple">Deletion of a node in a BST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minimum-element-in-bst/1" xlink:type="simple">Find min and max valu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decessor-and-successor/1" xlink:type="simple">Find inorder successor and inorder predecessor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for-bst/1" xlink:type="simple">Check if a tree is a BST or no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opulate-inorder-successor-for-all-nodes/1" xlink:type="simple">Populate Inorder successor of all nod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7" office:value-type="string" calcext:value-type="string">
            <text:p><text:a xlink:href="https://practice.geeksforgeeks.org/problems/lowest-common-ancestor-in-a-bst/1" xlink:type="simple">Find LCA  of 2 nodes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struct-bst-from-given-preorder-traversa/" xlink:type="simple">Construct BST from pre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inary-tree-to-bst/1" xlink:type="simple">Convert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vert-normal-bst-balanced-bst/" xlink:type="simple">Convert a normal BST into a Balanced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merge-two-balanced-binary-search-trees/" xlink:type="simple">Merge two BST [ V.V.V&gt;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kth-largest-element-in-bst/1" xlink:type="simple">Find Kth larg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find-k-th-smallest-element-in-bst/1" xlink:type="simple">Find Kth small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rothers-from-different-root/1" xlink:type="simple">Count pairs from 2 BST whose sum is equal to given value "X"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ind-median-bst-time-o1-space/" xlink:type="simple">Find the median of BST in O(n) time and O(1)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ount-bst-nodes-that-lie-in-a-given-range/1" xlink:type="simple">Count BST ndoes that lie in a given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replace-every-element-with-the-least-greater-element-on-its-right/" xlink:type="simple">Replace every element with the least greater element on its r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given-n-appointments-find-conflicting-appointments/" xlink:type="simple">Given "n" appointments, find the conflicting appoint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order-to-postorder/0" xlink:type="simple">Check preorder is vali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largest-bst/1" xlink:type="simple">Largest BST in a Binary Tree [ V.V.V.V.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n-meetings-in-one-room/0" xlink:type="simple">Activity Sel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job-sequencing-problem/0" xlink:type="simple">Job SequencingProblem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huffman-encoding/0" xlink:type="simple">Huffman Cod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water-connection-problem/0" xlink:type="simple">Water Conn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fractional-knapsack/0" xlink:type="simple">Fractional Knapsack Problem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oin-piles/0" xlink:type="simple">Greedy Algorithm to find Minimum number of Coi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trains-stoppage-can-provided/" xlink:type="simple">Maximum trains for which stoppage can be provide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platforms/0" xlink:type="simple">Minimum Platform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buy-maximum-stocks-stocks-can-bought-th-day/" xlink:type="simple">Buy Maximum Stocks if i stocks can be bought on i-th d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hop-in-candy-store/0" xlink:type="simple">Find the minimum and maximum amount to buy all N cand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urvival/" xlink:type="simple">Check if it is possible to survive on Isla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meetings-in-one-room/" xlink:type="simple">Find maximum meetings in one ro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product-subset-array/" xlink:type="simple">Maximum product subset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sum-after-k-negations/0" xlink:type="simple">Maximize array sum after K nega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arrii-of-an-array/0" xlink:type="simple">Maximize the sum of arr[i]*i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sum-absolute-difference-array/" xlink:type="simple">Maximum sum of absolute difference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wap-and-maximize/0" xlink:type="simple">Maximize sum of consecutive differences in a circula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sum-absolute-difference-pairs-two-arrays/#:~:text=It%20consists%20of%20two%20steps,result%20to%20the%20sum%20S." xlink:type="simple">Minimum sum of absolute difference of pairs of two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program-for-shortest-job-first-or-sjf-cpu-scheduling-set-1-non-preemptive/" xlink:type="simple">Program for Shortest Job First (or SJF) CPU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page-faults-in-lru/0" xlink:type="simple">Program for Least Recently Used (LRU) Page Replacement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mallest-subset-sum-greater-elements/" xlink:type="simple">Smallest subset with sum greater than all other elements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EFKIN/" xlink:type="simple">DEFKIN -Defense of a Kingd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IEHARD/" xlink:type="simple">DIEHARD -DIE HAR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ERGOVIA/" xlink:type="simple">GERGOVIA -Wine trading in Gergovi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CJ101BB/" xlink:type="simple">Picking Up Chi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CHOCOLA/" xlink:type="simple">CHOCOLA –Chocolat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ARRANGE/" xlink:type="simple">ARRANGE -Arranging Amplif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k-centers-problem-set-1-greedy-approximate-algorithm/" xlink:type="simple">K Cent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cost-of-ropes/0" xlink:type="simple">Minimum Cost of rop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mallest-number5829/1" xlink:type="simple">Find smallest number with given number of digits and sum of dig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sum-possible-equal-sum-three-stacks/" xlink:type="simple">Find maximum sum possible equal sum of three sta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word-break-part-2/0" xlink:type="simple">Word Break Problem using Backtrack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leetcode.com/problems/remove-invalid-parentheses/" xlink:type="simple">Remove Invalid Parenthes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olve-the-sudoku/0" xlink:type="simple">Sudoku Solv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m-coloring-problem/0" xlink:type="simple">m Coloring Problem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given-a-string-print-all-possible-palindromic-partition/" xlink:type="simple">Print all palindromic partitions of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he-knights-tour-problem-backtracking-1/" xlink:type="simple">The Knight’s tou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ug-of-war/" xlink:type="simple">Tug of Wa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combination-sum/0" xlink:type="simple">Combination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largest-number-in-k-swaps/0" xlink:type="simple">Find Maximum number possible by doing at-most K sw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permutations of a string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-all-possible-paths-from-top-left-to-bottom-right-of-a-mxn-matrix/" xlink:type="simple">Print all possible paths from top left to bottom right of a mX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artition-array-to-k-subsets/1" xlink:type="simple">Partition of a set intoK subsets with equ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the-k-th-permutation-sequence-of-first-n-natural-numbers/" xlink:type="simple">Find the K-th Permutation Sequence of first N natural numb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tutorialspoint.com/javaexamples/data_stack.htm" xlink:type="simple"> Implement Stack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queue-set-1introduction-and-array-implementation/" xlink:type="simple"> Implement Queue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implement-two-stacks-in-an-array/1" xlink:type="simple">Implement 2 stack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design-a-stack-with-find-middle-operation/" xlink:type="simple">find the middle element of a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stacks-single-array/" xlink:type="simple">Implement "N" stacks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parenthesis-checker/0" xlink:type="simple">Check the expression has valid or Balanced parenthesi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a-string-using-stack/1" xlink:type="simple">Reverse a String using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pecial-stack/1" xlink:type="simple">Design a Stack that supports getMin() in O(1) time and O(1) extra spa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next-larger-element/0" xlink:type="simple">Find the next Great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arithmetic-expression-evalution/#:~:text=The%20stack%20organization%20is%20very,i.e.%2C%20A%20%2B%20B)." xlink:type="simple">Arithmetic Expression evalu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evaluation-of-postfix-expression/0" xlink:type="simple">Evaluation of Postfix expres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stackoverflow.com/questions/45130465/inserting-at-the-end-of-stack" xlink:type="simple">Implement a method to insert an element at its bottom without using any other data structur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7" office:value-type="string" calcext:value-type="string">
            <text:p><text:a xlink:href="https://www.geeksforgeeks.org/reverse-a-stack-using-recursion/" xlink:type="simple">Reverse a stack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ort-a-stack/1" xlink:type="simple">Sort a Stack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overlapping-intervals/0" xlink:type="simple">Merge Overlapping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maximum-rectangular-area-in-a-histogram/0" xlink:type="simple">Largest rectangular Area in Histogra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valid-substring0624/1" xlink:type="simple">Length of the Longest Valid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xpression-contains-redundant-bracket-not/" xlink:type="simple">Expression contains redundant bracket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tack-using-two-queues/1" xlink:type="simple">Implement Stack using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mplement-stack-queue-using-deque/" xlink:type="simple">Implement Stack using Deq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tack-permutations-check-if-an-array-is-stack-permutation-of-other/" xlink:type="simple">Stack Permutations (Check if an array is stack permutation of other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using-two-stacks/1" xlink:type="simple">Implement Queue using Stack 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queues-single-array/" xlink:type="simple">Implement "n" queue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ircular-queue-set-1-introduction-array-implementation/" xlink:type="simple">Implement a Circular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lru-cache/1" xlink:type="simple">LRU Cache Implementation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reversal/1" xlink:type="simple">Reverse a Queue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first-k-elements-of-queue/1" xlink:type="simple">Reverse the first “K” elements of a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nterleave-first-half-queue-second-half/" xlink:type="simple">Interleave the first half of the queue with second half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circular-tour/1" xlink:type="simple">Find the first circular tour that visits all Petrol Pum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otten-oranges/0" xlink:type="simple">Minimum time required to rot all orang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distance-of-nearest-cell-having-1/0" xlink:type="simple">Distance of nearest cell having 1 in a binary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egative-integer-in-every-window-of-size-k/0" xlink:type="simple">First negative integer in every window of size “k”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heck-if-all-levels-of-two-trees-are-anagrams-or-not/" xlink:type="simple">Check if all levels of two trees are anagram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um-minimum-maximum-elements-subarrays-size-k/" xlink:type="simple">Sum of minimum and maximum elements of all subarrays of size “k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game-with-string/0" xlink:type="simple">Minimum sum of squares of character counts in a given string after removing “k”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Queue based approach or first non-repeating character in a stream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building-heap-from-array/" xlink:type="simple">Implement a Maxheap/MinHeap using arrays and recursion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heap-sort/" xlink:type="simple">Sort an Array using heap. (HeapSort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sliding-window-maximum-maximum-of-all-subarrays-of-size-k/" xlink:type="simple">Maximum of all subarrays of size k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k-largest-elements4206/1" xlink:type="simple">“k” largest element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th-smallestlargest-element-unsorted-array/" xlink:type="simple">Kth smallest and largest element in an un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arrays/1" xlink:type="simple">Merge “K” sorted arrays.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two-binary-max-heap/0" xlink:type="simple">Merge 2 Binary Max He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-th-largest-sum-contiguous-subarray/" xlink:type="simple">Kth largest sum continuous sub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7" office:value-type="string" calcext:value-type="string">
            <text:p><text:a xlink:href="https://leetcode.com/problems/reorganize-string/" xlink:type="simple">Leetcode- reorganiz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“K” Sorted Linked Lists [V.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smallest-range-containing-elements-from-k-lists/1" xlink:type="simple">Smallest range in “K”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median-in-a-stream/0" xlink:type="simple">Median in a stream of Integ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is-binary-tree-heap/1" xlink:type="simple">Check if a Binary Tree is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cost-of-ropes/0" xlink:type="simple">Connect “n” ropes with minimum co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bst-min-heap/" xlink:type="simple">Convert BST to Min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min-heap-to-max-heap/" xlink:type="simple">Convert min heap to max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sum4058/1" xlink:type="simple">Minimum sum of two numbers formed from digits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1drv.ms/t/s!AqTOHFO77CqEiRua06v1PATyiFg5" xlink:type="simple">Create a Graph, print i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bfs-traversal-of-graph/1" xlink:type="simple">Implement BFS algorithm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pth-first-search-or-dfs-for-a-graph/" xlink:type="simple">Implement 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cycle-in-a-graph/" xlink:type="simple">Detect Cycle in 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detect-cycle-in-an-undirected-graph/1" xlink:type="simple">Detect Cycle in Un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rat-in-a-maze-problem/1" xlink:type="simple">Search in a Maz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eps-by-knight/0" xlink:type="simple">Minimum Step by Kn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flood-fill/" xlink:type="simple">flood fill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lone-graph/" xlink:type="simple">Clone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number-of-operations-to-make-network-connected/" xlink:type="simple">Making wired Connec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word-ladder/" xlink:type="simple">word Ladder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ijkstras-shortest-path-algorithm-greedy-algo-7/" xlink:type="simple">Dijkstra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topological-sort/1" xlink:type="simple">Implement Topological Sor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find-the-number-of-islands/1" xlink:type="simple">Find the no. of Isalnd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alien-dictionary/1" xlink:type="simple">Given a sorted Dictionary of an Alien Language, find order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kruskals-minimum-spanning-tree-algorithm-greedy-algo-2/" xlink:type="simple">Implement Kruksal’s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rims-minimum-spanning-tree-mst-greedy-algo-5/" xlink:type="simple">Implement Prim’s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otal-number-spanning-trees-graph/" xlink:type="simple">Total no. of Spanning tre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negative-weight-cycle/0" xlink:type="simple">Implement Bellman Ford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implementing-floyd-warshall/0" xlink:type="simple">Implement Floyd warshall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ravelling-salesman-problem-set-1/" xlink:type="simple">Travelling Salesma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graph-coloring-applications/#:~:text=Graph%20coloring%20problem%20is%20to,are%20colored%20using%20same%20color." xlink:type="simple">Graph 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snakes-and-ladders/" xlink:type="simple">Snake and Ladd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ridge-in-a-graph/" xlink:type="simple">Find bridg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rongly-connected-components-kosarajus-algo/1" xlink:type="simple">Count Strongly connected Components(Kosaraju Algo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ipartite-graph/" xlink:type="simple">Check whether a graph is Bipartit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negative-cycle-graph-bellman-ford/" xlink:type="simple">Detect Negative cycl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longest-path-directed-acyclic-graph/" xlink:type="simple">Longest path in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rank.com/challenges/journey-to-the-moon/problem" xlink:type="simple">Journey to the Mo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m-coloring-problem/0" xlink:type="simple">M-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edges-reverse-make-path-source-destination/" xlink:type="simple">Minimum edges to reverse o make path from source to destin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aths-travel-nodes-using-edgeseven-bridges-konigsberg/" xlink:type="simple">Paths to travel each nodes using each edge(Seven Bridges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vertex-cover-problem-set-1-introduction-approximate-algorithm-2/" xlink:type="simple">Vertex Cov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chinese-postman-route-inspection-set-1-introduction/" xlink:type="simple">Chinese Postman or Route Inspec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number-of-triangles-in-directed-and-undirected-graphs/" xlink:type="simple">Number of Triangles in a Directed and Undirected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se the cash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in-change2448/1" xlink:type="simple">Coin Chang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0-1-knapsack-problem/0" xlink:type="simple">Knapsac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ncr1019/1" xlink:type="simple">Binomial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ermutation-coefficient/" xlink:type="simple">Permutation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rogram-nth-catalan-number/" xlink:type="simple">Program for nth Catala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trix-chain-multiplication-dp-8/" xlink:type="simple">Matrix Chain Multiplication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friends-pairing-problem5425/1" xlink:type="simple">Friends Pair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gold-mine-problem/" xlink:type="simple">Gold Min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assembly-line-scheduling-dp-34/" xlink:type="simple">Assembly Line Schedul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nting-the-fence3727/1" xlink:type="simple">Painting the Fenc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utted-segments/0" xlink:type="simple">Maximize The Cut Seg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Longest Common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Longest Repeated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increasing-subsequence/0" xlink:type="simple">Longest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pace-optimized-solution-lcs/" xlink:type="simple">Space Optimized Solution of LC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cs-of-three-strings/0" xlink:type="simple">LCS (Longest Common Subsequence) of thre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increasing-subsequence4749/1" xlink:type="simple">Maximum Sum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subsequence-such-that-difference-between-adjacents-is-one4724/1" xlink:type="simple">Longest subsequence such that difference between adjacent is on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subsequence-sum-such-that-no-three-are-consecutive/" xlink:type="simple">Maximum subsequence sum such that no three are consecutiv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gg-dropping-puzzle/0" xlink:type="simple">Egg Dropp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-length-chain/1" xlink:type="simple">Maximum Length Chain of Pai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argest-square-formed-in-a-matrix/0" xlink:type="simple">Maximum size square sub-matrix with all 1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rs-with-specific-difference/0" xlink:type="simple">Maximum sum of pairs with specific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th-in-matrix3805/1" xlink:type="simple">Min Cost Path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umber of jumps to reach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inimum-removals-array-make-max-min-k/" xlink:type="simple">Minimum removals from array to make max –min &lt;=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tring/0" xlink:type="simple">Longest Common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reach-a-given-score/0" xlink:type="simple">Count number of ways to reacha given score in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bt-counter/0" xlink:type="simple">Count Balanced Binary Trees of Height 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adanes-algorithm/0" xlink:type="simple">LargestSum Contiguous Subarray [V&gt;V&gt;V&gt;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mallest-sum-contiguous-subarray/" xlink:type="simple">Smallest sum contiguous sub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napsack-with-duplicate-items4201/1" xlink:type="simple">Unbounded Knapsack (Repetition of items allowed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independent-set-problem-dp-26/" xlink:type="simple">Largest Independent Set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Parti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ongest-palindromic-subsequence-dp-12/" xlink:type="simple">Longest Palindromic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alternating-subsequence/0" xlink:type="simple">Longest alternat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in-game-winner-every-player-three-choices/" xlink:type="simple">Coin game winner where every player has three choic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derangements-permutation-such-that-no-element-appears-in-its-original-position/" xlink:type="simple">Count Derangements (Permutation such that no element appears in its original position) [ IMPORTANT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 most twic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optimal-strategy-for-a-game/0" xlink:type="simple">Optimal Strategy for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optimal-binary-search-tree-dp-24/" xlink:type="simple">Optimal Binary Search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lindromic-patitioning4845/1" xlink:type="simple">Palindrome Partition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obile-numeric-keypad5456/1" xlink:type="simple">Mobile Numeric Keypad Problem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oolean-parenthesization/0" xlink:type="simple">Boolean Parenthesiz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rectangular-sub-matrix-whose-sum-0/" xlink:type="simple">Largest rectangular sub-matrix whose sum is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area-rectangular-sub-matrix-equal-number-1s-0s/" xlink:type="simple">Largest area rectangular sub-matrix with equal number of 1’s and 0’s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rectangle/0" xlink:type="simple">Maximum sum rectangle in a 2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profit4657/1" xlink:type="simple">Maximum profit by buying and selling a share at most k tim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interleaved-strings/1" xlink:type="simple">Find if a string is interleaved of two other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-number-of-flips/0" xlink:type="simple">Number of flips to make binary string alternat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split-the-binary-string-into-substrings-with-equal-number-of-0s-and-1s/" xlink:type="simple">Split the Binary string into two substring with equal 0’s and 1’s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2" table:number-rows-repeated="104809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0">00/00/0000</text:date>, <text:time style:data-style-name="N2" text:time-value="19:10:07.2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icrosoft Office User</meta:initial-creator>
    <meta:creation-date>2020-10-14T11:36:56</meta:creation-date>
    <dc:date>2022-01-30T23:39:56.835000000</dc:date>
    <meta:generator>LibreOffice/7.1.6.2$Windows_X86_64 LibreOffice_project/0e133318fcee89abacd6a7d077e292f1145735c3</meta:generator>
    <meta:editing-duration>P1DT16H50M16S</meta:editing-duration>
    <meta:editing-cycles>44</meta:editing-cycles>
    <meta:document-statistic meta:table-count="1" meta:cell-count="1350" meta:object-count="0"/>
    <meta:user-defined meta:name="AppVersion">16.0300</meta:user-defined>
  </office:meta>
</office:document-meta>
</file>